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érie(<text:span text:style-name="T1">Nom</text:span><text:span text:style-name="T2">, Description, </text:span><text:span text:style-name="T1">No_saison</text:span><text:span text:style-name="T2">, </text:span><text:span text:style-name="T1">No_episode</text:span><text:span text:style-name="T2">, Synopsis, Durée </text:span>)</text:p>
      <text:p text:style-name="Standard">Plateforme(<text:span text:style-name="T1">Nom_plate</text:span><text:span text:style-name="T2">, Société</text:span>)</text:p>
      <text:p text:style-name="Standard">Pays(<text:span text:style-name="T1">Nom_plate</text:span>)</text:p>
      <text:p text:style-name="P1"/>
      <text:p text:style-name="Standard">Personne(<text:span text:style-name="T1">No_pers</text:span><text:span text:style-name="T2">, Nom, Prénom, Date_naissance</text:span>)</text:p>
      <text:p text:style-name="Standard">Acteur(<text:span text:style-name="T1">No_pers</text:span><text:span text:style-name="T2">, </text:span><text:span text:style-name="T2">No_emmy_award, No_golden_globes</text:span>)</text:p>
      <text:p text:style-name="Standard">Utilisateur(<text:span text:style-name="T1">No_pers</text:span><text:span text:style-name="T2">, Email)</text:span></text:p>
      <text:p text:style-name="Standard"/>
      <text:p text:style-name="Standard">EstDisponibleSur(<text:span text:style-name="T1">#Nom_serie, #Nom_plate</text:span>)</text:p>
      <text:p text:style-name="Standard">EstAbonnéA(<text:span text:style-name="T1">date_debut, #Nom_plate, #No_pers</text:span>, date_fin)</text:p>
      <text:p text:style-name="Standard">JoueDans(#<text:span text:style-name="T1">Nom_serie</text:span>, #<text:span text:style-name="T1">No_saison</text:span>, #<text:span text:style-name="T1">No_episode</text:span>, #<text:span text:style-name="T1">No_pers</text:span>)</text:p>
      <text:p text:style-name="Standard">Regarde(date_debut, #<text:span text:style-name="T1">Nom_serie</text:span>, #<text:span text:style-name="T1">No_saison</text:span>, #<text:span text:style-name="T1">No_episode</text:span>, #<text:span text:style-name="T1">No_pers</text:span>, #<text:span text:style-name="T1">Nom_plate</text:span>)</text:p>
      <text:p text:style-name="Standard"/>
      <text:p text:style-name="Standard">Contraintes d'intégrité non représentées :</text:p>
      <text:list xml:id="list8657407942020643093" text:style-name="L1">
        <text:list-item>
          <text:list>
            <text:list-item>
              <text:p text:style-name="P2">Deux utilisateurs ne peuvent pas avoir le même mail;</text:p>
            </text:list-item>
            <text:list-item>
              <text:p text:style-name="P2">Date_debut &lt;= date_fin;</text:p>
            </text:list-item>
            <text:list-item>
              <text:p text:style-name="P2">Si un utilisateur recommence plusieurs fois le même épisode, on ne conserve que la date du premier visionnage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Unifont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15:51:19.537897016</meta:creation-date>
    <meta:generator>OpenOffice/4.1.6$Win32 OpenOffice.org_project/416m1$Build-9790</meta:generator>
    <dc:date>2020-03-20T16:30:01.63</dc:date>
    <meta:editing-duration>PT1H11M57S</meta:editing-duration>
    <meta:editing-cycles>10</meta:editing-cycles>
    <meta:document-statistic meta:table-count="0" meta:image-count="0" meta:object-count="0" meta:page-count="1" meta:paragraph-count="14" meta:word-count="73" meta:character-count="687"/>
  </office:meta>
</office:document-meta>
</file>